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Droid Sans Devanagari" svg:font-family="'Droid Sans Devanagari'" style:font-pitch="variable"/>
    <style:font-face style:name="Liberation Sans" svg:font-family="'Liberation Sans'" style:font-pitch="variable"/>
    <style:font-face style:name="Noto Sans CJK SC" svg:font-family="'Noto Sans CJK S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vertical-align="middle" fo:min-height="0.697cm" fo:min-width="2.54cm" fo:padding-top="0.141cm" fo:padding-bottom="0.141cm" fo:padding-left="0.141cm" fo:padding-right="0.141cm"/>
      <style:paragraph-properties style:writing-mode="lr-tb"/>
    </style:style>
    <style:style style:name="gr2" style:family="graphic" style:parent-style-name="standard">
      <style:graphic-properties draw:stroke="none" draw:fill="solid" draw:fill-color="#ffffff" draw:shadow="hidden"/>
    </style:style>
    <style:style style:name="gr3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/>
    </style:style>
    <style:style style:name="gr4" style:family="graphic" style:parent-style-name="standard">
      <style:graphic-properties draw:stroke="none" draw:fill="none" draw:textarea-vertical-align="middle" fo:min-height="2.367cm" fo:min-width="2.54cm" fo:padding-top="0.141cm" fo:padding-bottom="0.141cm" fo:padding-left="0.141cm" fo:padding-right="0.141cm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1.184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none" draw:fill="solid" draw:fill-color="#bfbfbf" draw:shadow="hidden"/>
    </style:style>
    <style:style style:name="gr7" style:family="graphic" style:parent-style-name="standard">
      <style:graphic-properties draw:stroke="none" draw:fill="none" draw:textarea-vertical-align="middle" fo:min-height="0.932cm" fo:min-width="2.54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376cm" fo:min-width="2.783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none"/>
    </style:style>
    <style:style style:name="P5" style:family="paragraph">
      <loext:graphic-properties draw:fill="solid" draw:fill-color="#bfbfbf"/>
    </style:style>
    <style:style style:name="P6" style:family="paragraph">
      <style:paragraph-properties fo:text-align="center" style:writing-mode="lr-tb"/>
    </style:style>
    <style:style style:name="T1" style:family="text">
      <style:text-properties fo:color="#000000" style:font-name="Calibri1" fo:font-size="14pt" style:font-name-asian="Calibri1" style:font-size-asian="14pt" style:font-name-complex="Calibri1" style:font-size-complex="14pt"/>
    </style:style>
    <style:style style:name="T2" style:family="text">
      <style:text-properties fo:color="#000000" style:font-name="Calibri1" fo:font-size="24pt" style:font-name-asian="Calibri1" style:font-size-asian="24pt" style:font-name-complex="Calibri1" style:font-size-complex="24pt"/>
    </style:style>
    <style:style style:name="T3" style:family="text">
      <style:text-properties fo:color="#000000" style:font-name="Calibri1" fo:font-size="10pt" style:font-name-asian="Calibri1" style:font-size-asian="10pt" style:font-name-complex="Calibri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Zeichenblatt-1" draw:style-name="dp1" draw:master-page-name="PM0">
        <draw:frame draw:style-name="gr1" draw:text-style-name="P2" draw:layer="layout" svg:width="5.362cm" svg:height="0.979cm" draw:transform="rotate (1.5707963267949) translate (5.659cm 6.772cm)">
          <draw:text-box>
            <text:p text:style-name="P1"><text:span text:style-name="T1">hoc</text:span><text:span text:style-name="T1">h</text:span></text:p>
          </draw:text-box>
        </draw:frame>
        <draw:g>
          <draw:polygon draw:style-name="gr2" draw:text-style-name="P3" draw:layer="layout" svg:width="16cm" svg:height="13cm" svg:x="6.5cm" svg:y="3.591cm" svg:viewBox="0 0 16001 13001" draw:points="0,13001 16001,13001 16001,0 0,0">
            <text:p/>
          </draw:polygon>
          <draw:polygon draw:style-name="gr3" draw:text-style-name="P4" draw:layer="layout" svg:width="16cm" svg:height="13cm" svg:x="6.5cm" svg:y="3.591cm" svg:viewBox="0 0 16001 13001" draw:points="0,13001 16001,13001 16001,0 0,0">
            <text:p/>
          </draw:polygon>
        </draw:g>
        <draw:polyline draw:style-name="gr3" draw:text-style-name="P4" draw:layer="layout" svg:width="0cm" svg:height="12.998cm" svg:x="14.5cm" svg:y="3.591cm" svg:viewBox="0 0 0 12999" draw:points="0,0 0,12499 0,12999">
          <text:p/>
        </draw:polyline>
        <draw:line draw:style-name="gr3" draw:text-style-name="P4" draw:layer="layout" svg:x1="6.5cm" svg:y1="10.091cm" svg:x2="22.499cm" svg:y2="10.091cm">
          <text:p/>
        </draw:line>
        <draw:frame draw:style-name="gr4" draw:text-style-name="P2" draw:layer="layout" svg:width="6.511cm" svg:height="2.649cm" draw:transform="rotate (1.5707963267949) translate (4.176cm 13.346cm)">
          <draw:text-box>
            <text:p text:style-name="P1"><text:span text:style-name="T2">Konfliktpotential</text:span></text:p>
          </draw:text-box>
        </draw:frame>
        <draw:frame draw:style-name="gr5" draw:text-style-name="P2" draw:layer="layout" svg:width="5.362cm" svg:height="1.466cm" svg:x="11.819cm" svg:y="16.711cm">
          <draw:text-box>
            <text:p text:style-name="P1"><text:span text:style-name="T2">Einfluss</text:span></text:p>
          </draw:text-box>
        </draw:frame>
        <draw:frame draw:style-name="gr1" draw:text-style-name="P2" draw:layer="layout" svg:width="5.362cm" svg:height="0.979cm" svg:x="4.319cm" svg:y="16.455cm">
          <draw:text-box>
            <text:p text:style-name="P1"><text:span text:style-name="T1">gering</text:span></text:p>
          </draw:text-box>
        </draw:frame>
        <draw:frame draw:style-name="gr1" draw:text-style-name="P2" draw:layer="layout" svg:width="5.362cm" svg:height="0.979cm" svg:x="19.319cm" svg:y="16.455cm">
          <draw:text-box>
            <text:p text:style-name="P1"><text:span text:style-name="T1">hoch</text:span></text:p>
          </draw:text-box>
        </draw:frame>
        <draw:frame draw:style-name="gr1" draw:text-style-name="P2" draw:layer="layout" svg:width="5.362cm" svg:height="0.979cm" draw:transform="rotate (1.5707963267949) translate (5.659cm 18.591cm)">
          <draw:text-box>
            <text:p text:style-name="P1"><text:span text:style-name="T1">gering</text:span></text:p>
          </draw:text-box>
        </draw:frame>
        <draw:frame draw:style-name="gr4" draw:text-style-name="P2" draw:layer="layout" svg:width="5.362cm" svg:height="2.649cm" svg:x="11.819cm" svg:y="1.164cm">
          <draw:text-box>
            <text:p text:style-name="P1"><text:span text:style-name="T2">SOLL-Situation</text:span></text:p>
          </draw:text-box>
        </draw:frame>
        <draw:g>
          <draw:path draw:style-name="gr6" draw:text-style-name="P5" draw:layer="layout" svg:width="1.214cm" svg:height="1.214cm" svg:x="20.085cm" svg:y="13.885cm" svg:viewBox="0 0 1215 1215" svg:d="M1215 608c0 106-28 211-81 303-54 93-130 169-223 223-92 53-197 81-303 81-107 0-212-28-304-81-93-54-169-130-223-223-53-92-81-197-81-303 0-107 28-212 81-304 54-93 130-169 223-223 92-53 197-81 304-81 106 0 211 28 303 81 93 54 169 130 223 223 53 92 81 197 81 304z">
            <text:p/>
          </draw:path>
          <draw:frame draw:style-name="gr7" draw:text-style-name="P2" draw:layer="layout" svg:width="1.214cm" svg:height="1.214cm" svg:x="20.085cm" svg:y="13.885cm">
            <draw:text-box>
              <text:p text:style-name="P1"><text:span text:style-name="T3">S1</text:span></text:p>
            </draw:text-box>
          </draw:frame>
        </draw:g>
        <draw:g>
          <draw:path draw:style-name="gr6" draw:text-style-name="P5" draw:layer="layout" svg:width="1.214cm" svg:height="1.214cm" svg:x="19.885cm" svg:y="14.685cm" svg:viewBox="0 0 1215 1215" svg:d="M1215 608c0 106-28 211-81 303-54 93-130 169-223 223-92 53-197 81-303 81-107 0-212-28-304-81-93-54-169-130-223-223-53-92-81-197-81-303 0-107 28-212 81-304 54-93 130-169 223-223 92-53 197-81 304-81 106 0 211 28 303 81 93 54 169 130 223 223 53 92 81 197 81 304z">
            <text:p/>
          </draw:path>
          <draw:frame draw:style-name="gr7" draw:text-style-name="P2" draw:layer="layout" svg:width="1.214cm" svg:height="1.214cm" svg:x="19.885cm" svg:y="14.685cm">
            <draw:text-box>
              <text:p text:style-name="P1"><text:span text:style-name="T3">S2</text:span></text:p>
            </draw:text-box>
          </draw:frame>
        </draw:g>
        <draw:g>
          <draw:path draw:style-name="gr6" draw:text-style-name="P5" draw:layer="layout" svg:width="1.214cm" svg:height="1.214cm" svg:x="17.585cm" svg:y="12.5cm" svg:viewBox="0 0 1215 1215" svg:d="M1215 608c0 106-28 211-81 303-54 93-130 169-223 223-92 53-197 81-303 81-107 0-212-28-304-81-93-54-169-130-223-223-53-92-81-197-81-303 0-107 28-212 81-304 54-93 130-169 223-223 92-53 197-81 304-81 106 0 211 28 303 81 93 54 169 130 223 223 53 92 81 197 81 304z">
            <text:p/>
          </draw:path>
          <draw:frame draw:style-name="gr7" draw:text-style-name="P2" draw:layer="layout" svg:width="1.214cm" svg:height="1.214cm" svg:x="17.585cm" svg:y="12.5cm">
            <draw:text-box>
              <text:p text:style-name="P1"><text:span text:style-name="T3">S3</text:span></text:p>
            </draw:text-box>
          </draw:frame>
        </draw:g>
        <draw:g>
          <draw:path draw:style-name="gr6" draw:text-style-name="P5" draw:layer="layout" svg:width="1.214cm" svg:height="1.214cm" svg:x="18.985cm" svg:y="12.7cm" svg:viewBox="0 0 1215 1215" svg:d="M1215 608c0 106-28 211-81 303-54 93-130 169-223 223-92 53-197 81-303 81-107 0-212-28-304-81-93-54-169-130-223-223-53-92-81-197-81-303 0-107 28-212 81-304 54-93 130-169 223-223 92-53 197-81 304-81 106 0 211 28 303 81 93 54 169 130 223 223 53 92 81 197 81 304z">
            <text:p/>
          </draw:path>
          <draw:frame draw:style-name="gr7" draw:text-style-name="P2" draw:layer="layout" svg:width="1.214cm" svg:height="1.214cm" svg:x="18.985cm" svg:y="12.7cm">
            <draw:text-box>
              <text:p text:style-name="P1"><text:span text:style-name="T3">S4</text:span></text:p>
            </draw:text-box>
          </draw:frame>
        </draw:g>
        <draw:g>
          <draw:path draw:style-name="gr6" draw:text-style-name="P5" draw:layer="layout" svg:width="1.214cm" svg:height="1.214cm" svg:x="18.1cm" svg:y="14.1cm" svg:viewBox="0 0 1215 1215" svg:d="M1215 608c0 106-28 211-81 303-54 93-130 169-223 223-92 53-197 81-303 81-107 0-212-28-304-81-93-54-169-130-223-223-53-92-81-197-81-303 0-107 28-212 81-304 54-93 130-169 223-223 92-53 197-81 304-81 106 0 211 28 303 81 93 54 169 130 223 223 53 92 81 197 81 304z">
            <text:p/>
          </draw:path>
          <draw:frame draw:style-name="gr7" draw:text-style-name="P2" draw:layer="layout" svg:width="1.214cm" svg:height="1.214cm" svg:x="18.1cm" svg:y="14.1cm">
            <draw:text-box>
              <text:p text:style-name="P1"><text:span text:style-name="T3">S5</text:span></text:p>
            </draw:text-box>
          </draw:frame>
        </draw:g>
        <draw:g>
          <draw:path draw:style-name="gr6" draw:text-style-name="P5" draw:layer="layout" svg:width="1.214cm" svg:height="1.214cm" svg:x="17.285cm" svg:y="15.1cm" svg:viewBox="0 0 1215 1215" svg:d="M1215 608c0 106-28 211-81 303-54 93-130 169-223 223-92 53-197 81-303 81-107 0-212-28-304-81-93-54-169-130-223-223-53-92-81-197-81-303 0-107 28-212 81-304 54-93 130-169 223-223 92-53 197-81 304-81 106 0 211 28 303 81 93 54 169 130 223 223 53 92 81 197 81 304z">
            <text:p/>
          </draw:path>
          <draw:frame draw:style-name="gr7" draw:text-style-name="P2" draw:layer="layout" svg:width="1.214cm" svg:height="1.214cm" svg:x="17.285cm" svg:y="15.1cm">
            <draw:text-box>
              <text:p text:style-name="P1"><text:span text:style-name="T3">S6</text:span></text:p>
            </draw:text-box>
          </draw:frame>
        </draw:g>
        <draw:g>
          <draw:path draw:style-name="gr6" draw:text-style-name="P5" draw:layer="layout" svg:width="1.214cm" svg:height="1.214cm" svg:x="15.278cm" svg:y="14.992cm" svg:viewBox="0 0 1215 1215" svg:d="M1215 608c0 106-28 211-81 303-54 93-130 169-223 223-92 53-197 81-303 81-107 0-212-28-304-81-93-54-169-130-223-223-53-92-81-197-81-303 0-107 28-212 81-304 54-93 130-169 223-223 92-53 197-81 304-81 106 0 211 28 303 81 93 54 169 130 223 223 53 92 81 197 81 304z">
            <text:p/>
          </draw:path>
          <draw:frame draw:style-name="gr7" draw:text-style-name="P2" draw:layer="layout" svg:width="1.214cm" svg:height="1.214cm" svg:x="15.278cm" svg:y="14.992cm">
            <draw:text-box>
              <text:p text:style-name="P1"><text:span text:style-name="T3">S7</text:span></text:p>
            </draw:text-box>
          </draw:frame>
        </draw:g>
        <draw:g>
          <draw:path draw:style-name="gr6" draw:text-style-name="P5" draw:layer="layout" svg:width="1.214cm" svg:height="1.214cm" svg:x="15.735cm" svg:y="12.684cm" svg:viewBox="0 0 1215 1215" svg:d="M1215 608c0 106-28 211-81 303-54 93-130 169-223 223-92 53-197 81-303 81-107 0-212-28-304-81-93-54-169-130-223-223-53-92-81-197-81-303 0-107 28-212 81-304 54-93 130-169 223-223 92-53 197-81 304-81 106 0 211 28 303 81 93 54 169 130 223 223 53 92 81 197 81 304z">
            <text:p/>
          </draw:path>
          <draw:frame draw:style-name="gr7" draw:text-style-name="P2" draw:layer="layout" svg:width="1.214cm" svg:height="1.214cm" svg:x="15.735cm" svg:y="12.684cm">
            <draw:text-box>
              <text:p text:style-name="P1"><text:span text:style-name="T3">S8</text:span></text:p>
            </draw:text-box>
          </draw:frame>
        </draw:g>
        <draw:g>
          <draw:path draw:style-name="gr6" draw:text-style-name="P5" draw:layer="layout" svg:width="1.214cm" svg:height="1.214cm" svg:x="9.685cm" svg:y="12.8cm" svg:viewBox="0 0 1215 1215" svg:d="M1215 608c0 106-28 211-81 303-54 93-130 169-223 223-92 53-197 81-303 81-107 0-212-28-304-81-93-54-169-130-223-223-53-92-81-197-81-303 0-107 28-212 81-304 54-93 130-169 223-223 92-53 197-81 304-81 106 0 211 28 303 81 93 54 169 130 223 223 53 92 81 197 81 304z">
            <text:p/>
          </draw:path>
          <draw:frame draw:style-name="gr7" draw:text-style-name="P2" draw:layer="layout" svg:width="1.214cm" svg:height="1.214cm" svg:x="9.685cm" svg:y="12.8cm">
            <draw:text-box>
              <text:p text:style-name="P1"><text:span text:style-name="T3">S11</text:span></text:p>
            </draw:text-box>
          </draw:frame>
        </draw:g>
        <draw:custom-shape draw:style-name="gr8" draw:text-style-name="P6" draw:layer="layout" svg:width="3.751cm" svg:height="1.252cm" draw:transform="rotate (-1.5707963267949) translate (11.2cm 8.3cm)">
          <text:p text:style-name="P6">S10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path draw:style-name="gr6" draw:text-style-name="P5" draw:layer="layout" svg:width="1.214cm" svg:height="1.214cm" svg:x="10.985cm" svg:y="12.785cm" svg:viewBox="0 0 1215 1215" svg:d="M1215 608c0 106-28 211-81 303-54 93-130 169-223 223-92 53-197 81-303 81-107 0-212-28-304-81-93-54-169-130-223-223-53-92-81-197-81-303 0-107 28-212 81-304 54-93 130-169 223-223 92-53 197-81 304-81 106 0 211 28 303 81 93 54 169 130 223 223 53 92 81 197 81 304z">
            <text:p/>
          </draw:path>
          <draw:frame draw:style-name="gr7" draw:text-style-name="P2" draw:layer="layout" svg:width="1.214cm" svg:height="1.214cm" svg:x="10.985cm" svg:y="12.785cm">
            <draw:text-box>
              <text:p text:style-name="P1"><text:span text:style-name="T3">S10</text:span></text:p>
            </draw:text-box>
          </draw:frame>
        </draw:g>
        <draw:custom-shape draw:style-name="gr8" draw:text-style-name="P6" draw:layer="layout" svg:width="3.751cm" svg:height="1.252cm" draw:transform="rotate (-1.5707963267949) translate (16.2cm 8.5cm)">
          <text:p text:style-name="P6">S5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6" draw:layer="layout" svg:width="3.751cm" svg:height="1.252cm" draw:transform="rotate (-1.5707963267949) translate (17.7cm 8.5cm)">
          <text:p text:style-name="P6">S1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6" draw:layer="layout" svg:width="3.751cm" svg:height="1.252cm" draw:transform="rotate (-1.5707963267949) translate (19.252cm 8.449cm)">
          <text:p text:style-name="P6">S2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6" draw:layer="layout" svg:width="3.751cm" svg:height="1.252cm" draw:transform="rotate (-1.5707963267949) translate (20.721cm 8.422cm)">
          <text:p text:style-name="P6">S7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6" draw:layer="layout" svg:width="3.751cm" svg:height="1.252cm" draw:transform="rotate (-1.5707963267949) translate (22.252cm 8.449cm)">
          <text:p text:style-name="P6">S6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Droid Sans Devanagari" svg:font-family="'Droid Sans Devanagari'" style:font-pitch="variable"/>
    <style:font-face style:name="Liberation Sans" svg:font-family="'Liberation Sans'" style:font-pitch="variable"/>
    <style:font-face style:name="Noto Sans CJK SC" svg:font-family="'Noto Sans CJK S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2T11:38:20.037576547</dc:date>
    <dc:language>de-DE</dc:language>
    <meta:creation-date>2018-08-17T09:49:18Z</meta:creation-date>
    <meta:initial-creator>Teilnehmer</meta:initial-creator>
    <meta:generator>LibreOffice/6.4.4.2$Linux_X86_64 LibreOffice_project/40$Build-2</meta:generator>
    <meta:editing-duration>PT29M6S</meta:editing-duration>
    <meta:editing-cycles>6</meta:editing-cycles>
    <meta:document-statistic meta:object-count="48"/>
    <meta:user-defined meta:name="company">indisoft GmbH</meta:user-defined>
  </office:meta>
</office:document-meta>
</file>